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text:span><text:soft-page-break/><text:span text:style-name="Strong_20_Emphasis">(redefined)</text:span></text:p>
            </table:table-cell>
            <table:table-cell table:style-name="Table98.A1" office:value-type="string">
              <text:p text:style-name="Body_20_Text.tableblock"><text:span text:style-name="Strong_20_Emphasis">is_writable</text:span>: <text:span text:style-name="Source_20_Text">Boolean<text:line-break/></text:span><text:soft-page-break/><text:span text:style-name="Source_20_Text">{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soft-page-break/></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ext:soft-page-break/>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text:soft-page-break/>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text:soft-page-break/>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soft-page-break/></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ext:soft-page-break/>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ext:soft-page-break/>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ext:soft-page-break/>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text:soft-page-break/>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text:soft-page-break/><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text:soft-page-break/>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text:span><text:soft-page-break/><text:span text:style-name="T2">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ext:span><text:soft-page-break/><text:span text:style-name="T2">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text:soft-page-break/>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oft-page-break/><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oft-page-break/><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text:soft-page-break/>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9T12:36:37.810520457</dc:date>
    <meta:editing-duration>P1DT1H58M57S</meta:editing-duration>
    <meta:editing-cycles>60</meta:editing-cycles>
    <meta:document-statistic meta:table-count="127" meta:image-count="54" meta:object-count="0" meta:page-count="223" meta:paragraph-count="3966" meta:word-count="28140" meta:character-count="200337" meta:non-whitespace-character-count="172948"/>
    <meta:user-defined meta:name="viewport">width=device-width, initial-scale=1.0</meta:user-defined>
  </office:meta>
</office:document-meta>
</file>